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3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681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2.185cm"/>
    </style:style>
    <style:style style:name="co16" style:family="table-column">
      <style:table-column-properties fo:break-before="auto" style:column-width="3.087cm"/>
    </style:style>
    <style:style style:name="co17" style:family="table-column">
      <style:table-column-properties fo:break-before="auto" style:column-width="2.838cm"/>
    </style:style>
    <style:style style:name="co18" style:family="table-column">
      <style:table-column-properties fo:break-before="auto" style:column-width="4.35cm"/>
    </style:style>
    <style:style style:name="co19" style:family="table-column">
      <style:table-column-properties fo:break-before="auto" style:column-width="2.808cm"/>
    </style:style>
    <style:style style:name="co20" style:family="table-column">
      <style:table-column-properties fo:break-before="auto" style:column-width="3.547cm"/>
    </style:style>
    <style:style style:name="co21" style:family="table-column">
      <style:table-column-properties fo:break-before="auto" style:column-width="2.097cm"/>
    </style:style>
    <style:style style:name="co22" style:family="table-column">
      <style:table-column-properties fo:break-before="auto" style:column-width="0.956cm"/>
    </style:style>
    <style:style style:name="co23" style:family="table-column">
      <style:table-column-properties fo:break-before="auto" style:column-width="1.171cm"/>
    </style:style>
    <style:style style:name="co24" style:family="table-column">
      <style:table-column-properties fo:break-before="auto" style:column-width="3.117cm"/>
    </style:style>
    <style:style style:name="co25" style:family="table-column">
      <style:table-column-properties fo:break-before="auto" style:column-width="2.9cm"/>
    </style:style>
    <style:style style:name="co26" style:family="table-column">
      <style:table-column-properties fo:break-before="auto" style:column-width="2.282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464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NZ">
      <number:number number:decimal-places="2" number:min-integer-digits="1"/>
    </number:number-style>
    <style:style style:name="ce1" style:family="table-cell" style:parent-style-name="Default">
      <style:table-cell-properties fo:background-color="#d7e4bd"/>
    </style:style>
    <style:style style:name="ce2" style:family="table-cell" style:parent-style-name="Default" style:data-style-name="N8002"/>
    <style:style style:name="ce3" style:family="table-cell" style:parent-style-name="Default" style:data-style-name="N8002">
      <style:text-properties style:font-name="Arial" style:font-name-asian="Arial Unicode MS" style:font-name-complex="Arial Unicode MS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fo:background-color="#ffccff"/>
    </style:style>
    <style:style style:name="ce6" style:family="table-cell" style:parent-style-name="Default" style:data-style-name="N8002">
      <style:table-cell-properties fo:background-color="#ffcc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8002">
      <style:table-cell-properties fo:background-color="transparent"/>
    </style:style>
    <style:style style:name="ce9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3" table:default-cell-style-name="ce7"/>
        <table:table-column table:style-name="co16" table:number-columns-repeated="2" table:default-cell-style-name="ce8"/>
        <table:table-column table:style-name="co3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26" table:number-columns-repeated="2" table:default-cell-style-name="Default"/>
        <table:table-column table:style-name="co3" table:number-columns-repeated="980" table:default-cell-style-name="Default"/>
        <table:table-row table:style-name="ro1">
          <table:table-cell table:number-columns-repeated="11"/>
          <table:table-cell office:value-type="string">
            <text:p>Length</text:p>
          </table:table-cell>
          <table:table-cell/>
          <table:table-cell office:value-type="string">
            <text:p>Azimuth</text:p>
          </table:table-cell>
          <table:table-cell table:number-columns-repeated="1010"/>
        </table:table-row>
        <table:table-row table:style-name="ro1">
          <table:table-cell office:value-type="string">
            <text:p>GO1</text:p>
          </table:table-cell>
          <table:table-cell office:value-type="string">
            <text:p>X-Sect 1S</text:p>
          </table:table-cell>
          <table:table-cell office:value-type="float" office:value="1379618.21">
            <text:p>1379618.21</text:p>
          </table:table-cell>
          <table:table-cell office:value-type="float" office:value="4903677.37">
            <text:p>4903677.37</text:p>
          </table:table-cell>
          <table:table-cell office:value-type="float" office:value="0">
            <text:p>0</text:p>
          </table:table-cell>
          <table:table-cell office:value-type="string">
            <text:p>X-Sect 1E</text:p>
          </table:table-cell>
          <table:table-cell office:value-type="float" office:value="1379459.9">
            <text:p>1379459.9</text:p>
          </table:table-cell>
          <table:table-cell office:value-type="float" office:value="4904051.13">
            <text:p>4904051.13</text:p>
          </table:table-cell>
          <table:table-cell office:value-type="float" office:value="0">
            <text:p>0</text:p>
          </table:table-cell>
          <table:table-cell table:formula="of:=[.G2]-[.C2]" office:value-type="float" office:value="-158.310000000056">
            <text:p>-158.3100000001</text:p>
          </table:table-cell>
          <table:table-cell table:formula="of:=[.H2]-[.D2]" office:value-type="float" office:value="373.759999999776">
            <text:p>373.7599999998</text:p>
          </table:table-cell>
          <table:table-cell table:formula="of:=([.J2]^2+[.K2]^2)^0.5" office:value-type="float" office:value="405.90466085012">
            <text:p>405.9046608501</text:p>
          </table:table-cell>
          <table:table-cell table:formula="of:=DEGREES(ATAN(([.G2]-[.C2] )/(  [.H2]-[.D2]  )))" office:value-type="float" office:value="-22.9556004073813">
            <text:p>-22.9556004074</text:p>
          </table:table-cell>
          <table:table-cell table:formula="of:=MOD([.M2];360)" office:value-type="float" office:value="337.044399592619">
            <text:p>337.044399592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ce5"/>
          <table:table-cell table:style-name="ce5" office:value-type="string">
            <text:p>Offset</text:p>
          </table:table-cell>
          <table:table-cell table:style-name="ce5" office:value-type="string">
            <text:p>Elevation</text:p>
          </table:table-cell>
          <table:table-cell table:style-name="ce5" office:value-type="string">
            <text:p>Northing</text:p>
          </table:table-cell>
          <table:table-cell table:style-name="ce5" office:value-type="string">
            <text:p>Easting</text:p>
          </table:table-cell>
          <table:table-cell table:style-name="ce5" office:value-type="string">
            <text:p>Code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5" table:number-columns-repeated="6"/>
          <table:table-cell table:number-columns-repeated="997"/>
        </table:table-row>
        <table:table-row table:style-name="ro1">
          <table:table-cell table:number-columns-repeated="11"/>
          <table:table-cell table:style-name="ce1" table:number-columns-repeated="5"/>
          <table:table-cell table:style-name="ce2" table:number-columns-repeated="2"/>
          <table:table-cell table:number-columns-repeated="3"/>
          <table:table-cell table:style-name="ce5" table:number-columns-repeated="4"/>
          <table:table-cell table:style-name="ce6"/>
          <table:table-cell table:style-name="ce5"/>
          <table:table-cell table:number-columns-repeated="997"/>
        </table:table-row>
        <table:table-row table:style-name="ro1">
          <table:table-cell table:number-columns-repeated="21"/>
          <table:table-cell table:style-name="ce5" table:number-columns-repeated="6"/>
          <table:table-cell table:number-columns-repeated="997"/>
        </table:table-row>
        <table:table-row table:style-name="ro1">
          <table:table-cell office:value-type="string">
            <text:p>XS04-S</text:p>
          </table:table-cell>
          <table:table-cell office:value-type="float" office:value="4912777.7">
            <text:p>4912777.7</text:p>
          </table:table-cell>
          <table:table-cell office:value-type="float" office:value="1387798.47">
            <text:p>1387798.47</text:p>
          </table:table-cell>
          <table:table-cell/>
          <table:table-cell office:value-type="string">
            <text:p>XS04-E</text:p>
          </table:table-cell>
          <table:table-cell office:value-type="float" office:value="4912584.12">
            <text:p>4912584.12</text:p>
          </table:table-cell>
          <table:table-cell office:value-type="float" office:value="1387343.17">
            <text:p>1387343.17</text:p>
          </table:table-cell>
          <table:table-cell table:formula="of:=-1/[.I8]" office:value-type="float" office:value="-2.35199917346767">
            <text:p>-2.3519991735</text:p>
          </table:table-cell>
          <table:table-cell table:formula="of:=([.F8]-[.B8])/([.G8]-[.C8])" office:value-type="float" office:value="0.425170217439171">
            <text:p>0.4251702174</text:p>
          </table:table-cell>
          <table:table-cell table:formula="of:=[.M8]-[.N8]*[.H8]" office:value-type="float" office:value="8175613.96366805">
            <text:p>8175613.96366805</text:p>
          </table:table-cell>
          <table:table-cell table:formula="of:=[.B8]-[.B8]*[.I8]" office:value-type="float" office:value="2824010.93706069">
            <text:p>2824010.93706069</text:p>
          </table:table-cell>
          <table:table-cell table:style-name="ce1" office:value-type="string">
            <text:p>xs04r_100</text:p>
          </table:table-cell>
          <table:table-cell table:style-name="ce1" office:value-type="float" office:value="4912584.078">
            <text:p>4912584.078</text:p>
          </table:table-cell>
          <table:table-cell table:style-name="ce1" office:value-type="float" office:value="1387343.126">
            <text:p>1387343.126</text:p>
          </table:table-cell>
          <table:table-cell table:style-name="ce1" office:value-type="float" office:value="11.642">
            <text:p>11.642</text:p>
          </table:table-cell>
          <table:table-cell table:style-name="ce1" office:value-type="string">
            <text:p>so</text:p>
          </table:table-cell>
          <table:table-cell table:style-name="ce2" table:formula="of:=-(  [.J8]-[.K8] )/( [.H8]-[.I8])" office:value-type="float" office:value="1926999.1395303">
            <text:p>1926999.14</text:p>
          </table:table-cell>
          <table:table-cell table:style-name="ce2" table:formula="of:=[.H$17]*[.Q8]+[.J8]" office:value-type="float" office:value="8175613.96366805">
            <text:p>8175613.96</text:p>
          </table:table-cell>
          <table:table-cell table:formula="of:=(([.N8]- [.C8])^2 +([.M8]-[.B8])^2)^0.5" office:value-type="float" office:value="494.800603496204">
            <text:p>494.8006034962</text:p>
          </table:table-cell>
          <table:table-cell table:number-columns-repeated="2"/>
          <table:table-cell table:style-name="ce5" table:formula="of:=[.L8]" office:value-type="string" office:string-value="xs04r_100">
            <text:p>xs04r_100</text:p>
          </table:table-cell>
          <table:table-cell table:style-name="ce5" table:formula="of:=[.S8]" office:value-type="float" office:value="494.800603496204">
            <text:p>494.8006034962</text:p>
          </table:table-cell>
          <table:table-cell table:style-name="ce5" table:formula="of:=[.O8]" office:value-type="float" office:value="11.642">
            <text:p>11.642</text:p>
          </table:table-cell>
          <table:table-cell table:style-name="ce5" table:formula="of:=[.M8]" office:value-type="float" office:value="4912584.078">
            <text:p>4912584.078</text:p>
          </table:table-cell>
          <table:table-cell table:style-name="ce6" table:formula="of:=[.N8]" office:value-type="float" office:value="1387343.126">
            <text:p>1387343.13</text:p>
          </table:table-cell>
          <table:table-cell table:style-name="ce5" table:formula="of:=[.P8]" office:value-type="string" office:string-value="so">
            <text:p>so</text:p>
          </table:table-cell>
          <table:table-cell table:number-columns-repeated="997"/>
        </table:table-row>
        <table:table-row table:style-name="ro1" table:number-rows-repeated="3">
          <table:table-cell table:number-columns-repeated="21"/>
          <table:table-cell table:style-name="ce5" table:number-columns-repeated="6"/>
          <table:table-cell table:number-columns-repeated="997"/>
        </table:table-row>
        <table:table-row table:style-name="ro1">
          <table:table-cell table:number-columns-repeated="21"/>
          <table:table-cell table:style-name="ce5" table:number-columns-repeated="6"/>
          <table:table-cell table:number-columns-repeated="14"/>
          <table:table-cell table:style-name="ce8"/>
          <table:table-cell table:number-columns-repeated="982"/>
        </table:table-row>
        <table:table-row table:style-name="ro1">
          <table:table-cell table:number-columns-repeated="7"/>
          <table:table-cell office:value-type="string">
            <text:p>-1/grad</text:p>
          </table:table-cell>
          <table:table-cell office:value-type="string">
            <text:p>grad</text:p>
          </table:table-cell>
          <table:table-cell table:number-columns-repeated="12"/>
          <table:table-cell table:style-name="ce5" table:number-columns-repeated="6"/>
          <table:table-cell table:number-columns-repeated="14"/>
          <table:table-cell table:style-name="ce8"/>
          <table:table-cell table:number-columns-repeated="982"/>
        </table:table-row>
        <table:table-row table:style-name="ro1">
          <table:table-cell office:value-type="string">
            <text:p>XS04-S</text:p>
          </table:table-cell>
          <table:table-cell office:value-type="float" office:value="4912777.7">
            <text:p>4912777.7</text:p>
          </table:table-cell>
          <table:table-cell office:value-type="float" office:value="1387798.47">
            <text:p>1387798.47</text:p>
          </table:table-cell>
          <table:table-cell/>
          <table:table-cell office:value-type="string">
            <text:p>XS04-E</text:p>
          </table:table-cell>
          <table:table-cell office:value-type="float" office:value="4912584.12">
            <text:p>4912584.12</text:p>
          </table:table-cell>
          <table:table-cell office:value-type="float" office:value="1387343.17">
            <text:p>1387343.17</text:p>
          </table:table-cell>
          <table:table-cell table:formula="of:=-1/[.I14]" office:value-type="float" office:value="-2.35199917346767">
            <text:p>-2.3519991735</text:p>
          </table:table-cell>
          <table:table-cell table:formula="of:=([.F14]-[.B14])/([.G14]-[.C14])" office:value-type="float" office:value="0.425170217439171">
            <text:p>0.4251702174</text:p>
          </table:table-cell>
          <table:table-cell table:formula="of:=[.M14]-[.N14]*[.H14]" office:value-type="float" office:value="8175613.96366805">
            <text:p>8175613.96366805</text:p>
          </table:table-cell>
          <table:table-cell table:formula="of:=[.B14]-[.B14]*[.I14]" office:value-type="float" office:value="2824010.93706069">
            <text:p>2824010.93706069</text:p>
          </table:table-cell>
          <table:table-cell table:style-name="ce1" office:value-type="string">
            <text:p>xs04r_100</text:p>
          </table:table-cell>
          <table:table-cell table:style-name="ce1" office:value-type="float" office:value="4912584.078">
            <text:p>4912584.078</text:p>
          </table:table-cell>
          <table:table-cell table:style-name="ce1" office:value-type="float" office:value="1387343.126">
            <text:p>1387343.126</text:p>
          </table:table-cell>
          <table:table-cell table:style-name="ce1" office:value-type="float" office:value="11.642">
            <text:p>11.642</text:p>
          </table:table-cell>
          <table:table-cell table:style-name="ce1" office:value-type="string">
            <text:p>so</text:p>
          </table:table-cell>
          <table:table-cell table:style-name="ce2" table:formula="of:=-(  [.J14]-[.K14] )/( [.H14]-[.I14])" office:value-type="float" office:value="1926999.1395303">
            <text:p>1926999.14</text:p>
          </table:table-cell>
          <table:table-cell table:style-name="ce2" table:formula="of:=[.H$17]*[.Q14]+[.J14]" office:value-type="float" office:value="8175613.96366805">
            <text:p>8175613.96</text:p>
          </table:table-cell>
          <table:table-cell table:formula="of:=(([.N14]- [.C14])^2 +([.M14]-[.B14])^2)^0.5" office:value-type="float" office:value="494.800603496204">
            <text:p>494.8006034962</text:p>
          </table:table-cell>
          <table:table-cell table:number-columns-repeated="2"/>
          <table:table-cell table:style-name="ce5" table:formula="of:=[.L14]" office:value-type="string" office:string-value="xs04r_100">
            <text:p>xs04r_100</text:p>
          </table:table-cell>
          <table:table-cell table:style-name="ce5" table:formula="of:=[.S14]" office:value-type="float" office:value="494.800603496204">
            <text:p>494.8006034962</text:p>
          </table:table-cell>
          <table:table-cell table:style-name="ce5" table:formula="of:=[.O14]" office:value-type="float" office:value="11.642">
            <text:p>11.642</text:p>
          </table:table-cell>
          <table:table-cell table:style-name="ce5" table:formula="of:=[.M14]" office:value-type="float" office:value="4912584.078">
            <text:p>4912584.078</text:p>
          </table:table-cell>
          <table:table-cell table:style-name="ce6" table:formula="of:=[.N14]" office:value-type="float" office:value="1387343.126">
            <text:p>1387343.13</text:p>
          </table:table-cell>
          <table:table-cell table:style-name="ce5" table:formula="of:=[.P14]" office:value-type="string" office:string-value="so">
            <text:p>so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5" table:number-columns-repeated="6"/>
          <table:table-cell table:number-columns-repeated="14"/>
          <table:table-cell table:style-name="ce8"/>
          <table:table-cell table:number-columns-repeated="982"/>
        </table:table-row>
        <table:table-row table:style-name="ro1">
          <table:table-cell table:number-columns-repeated="41"/>
          <table:table-cell table:style-name="ce8"/>
          <table:table-cell table:number-columns-repeated="982"/>
        </table:table-row>
        <table:table-row table:style-name="ro1">
          <table:table-cell table:number-columns-repeated="5"/>
          <table:table-cell table:number-columns-repeated="2" office:value-type="string">
            <text:p>calc</text:p>
          </table:table-cell>
          <table:table-cell/>
          <table:table-cell table:number-columns-repeated="33"/>
          <table:table-cell table:style-name="ce8"/>
          <table:table-cell table:number-columns-repeated="982"/>
        </table:table-row>
        <table:table-row table:style-name="ro1">
          <table:table-cell table:style-name="ce1" office:value-type="string">
            <text:p>xs04r_100</text:p>
          </table:table-cell>
          <table:table-cell table:style-name="ce1" office:value-type="float" office:value="4912584.078">
            <text:p>4912584.078</text:p>
          </table:table-cell>
          <table:table-cell table:style-name="ce1" office:value-type="float" office:value="1387343.126">
            <text:p>1387343.126</text:p>
          </table:table-cell>
          <table:table-cell table:style-name="ce1" office:value-type="float" office:value="11.642">
            <text:p>11.642</text:p>
          </table:table-cell>
          <table:table-cell table:style-name="ce1" office:value-type="string">
            <text:p>so</text:p>
          </table:table-cell>
          <table:table-cell table:style-name="ce2" table:formula="of:=-( [.J14]-[.K14] )/( [.H14]-[.I14] )" office:value-type="float" office:value="1926999.1395303">
            <text:p>1926999.14</text:p>
          </table:table-cell>
          <table:table-cell table:style-name="ce3" table:formula="of:=[.H$17]*[.Q14]+[.J14]" office:value-type="float" office:value="8175613.96366805">
            <text:p>8175613.96</text:p>
          </table:table-cell>
          <table:table-cell table:style-name="ce4" table:formula="of:=(([.N14]- [.C14])^2 +([.M14]-[.B14])^2)^0.5" office:value-type="float" office:value="494.800603496204">
            <text:p>494.8006034962</text:p>
          </table:table-cell>
          <table:table-cell table:number-columns-repeated="2"/>
          <table:table-cell table:formula="of:=[.A18]" office:value-type="string" office:string-value="xs04r_100">
            <text:p>xs04r_100</text:p>
          </table:table-cell>
          <table:table-cell table:formula="of:=[.H18]" office:value-type="float" office:value="494.800603496204">
            <text:p>494.8006034962</text:p>
          </table:table-cell>
          <table:table-cell table:formula="of:=[.D18]" office:value-type="float" office:value="11.642">
            <text:p>11.642</text:p>
          </table:table-cell>
          <table:table-cell table:formula="of:=[.B18]" office:value-type="float" office:value="4912584.078">
            <text:p>4912584.078</text:p>
          </table:table-cell>
          <table:table-cell table:style-name="ce2" table:formula="of:=[.C18]" office:value-type="float" office:value="1387343.126">
            <text:p>1387343.13</text:p>
          </table:table-cell>
          <table:table-cell table:formula="of:=[.E18]" office:value-type="string" office:string-value="so">
            <text:p>so</text:p>
          </table:table-cell>
          <table:table-cell table:number-columns-repeated="25"/>
          <table:table-cell table:style-name="ce8"/>
          <table:table-cell table:number-columns-repeated="982"/>
        </table:table-row>
        <table:table-row table:style-name="ro1" table:number-rows-repeated="16">
          <table:table-cell table:number-columns-repeated="41"/>
          <table:table-cell table:style-name="ce8"/>
          <table:table-cell/>
          <table:table-cell table:style-name="ce2"/>
          <table:table-cell table:number-columns-repeated="980"/>
        </table:table-row>
        <table:table-row table:style-name="ro1">
          <table:table-cell table:number-columns-repeated="41"/>
          <table:table-cell table:style-name="ce8"/>
          <table:table-cell table:number-columns-repeated="982"/>
        </table:table-row>
        <table:table-row table:style-name="ro1" table:number-rows-repeated="119">
          <table:table-cell table:number-columns-repeated="41"/>
          <table:table-cell table:style-name="ce8"/>
          <table:table-cell/>
          <table:table-cell table:style-name="ce2"/>
          <table:table-cell table:number-columns-repeated="980"/>
        </table:table-row>
        <table:table-row table:style-name="ro1" table:number-rows-repeated="14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7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6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A</text:p>
          </table:table-cell>
          <table:table-cell table:number-columns-repeated="976"/>
        </table:table-row>
        <table:table-row table:style-name="ro1" table:number-rows-repeated="13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87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21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27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ts" table:style-name="ta1" table:print="false">
        <table:table-column table:style-name="co27" table:number-columns-repeated="4" table:default-cell-style-name="ce1"/>
        <table:table-column table:style-name="co28" table:default-cell-style-name="ce1"/>
        <table:table-column table:style-name="co27" table:number-columns-repeated="10" table:default-cell-style-name="Default"/>
        <table:table-column table:style-name="co28" table:default-cell-style-name="Default"/>
        <table:table-column table:style-name="co27" table:number-columns-repeated="1008" table:default-cell-style-name="Default"/>
        <table:table-row table:style-name="ro1">
          <table:table-cell table:style-name="ce9" office:value-type="string">
            <text:p>Point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</text:p>
          </table:table-cell>
          <table:table-cell table:style-name="ce9" office:value-type="string">
            <text:p>Elevation</text:p>
          </table:table-cell>
          <table:table-cell table:style-name="ce9" office:value-type="string">
            <text:p>Code</text:p>
          </table:table-cell>
          <table:table-cell table:style-name="ce9"/>
          <table:table-cell table:style-name="ce9" office:value-type="string">
            <text:p>Surveyor</text:p>
          </table:table-cell>
          <table:table-cell table:style-name="ce9" office:value-type="string">
            <text:p>Date</text:p>
          </table:table-cell>
          <table:table-cell table:style-name="ce9" table:number-columns-repeated="1016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xs04r_100</text:p>
          </table:table-cell>
          <table:table-cell office:value-type="float" office:value="4912584.078">
            <text:p>4912584.078</text:p>
          </table:table-cell>
          <table:table-cell office:value-type="float" office:value="1387343.126">
            <text:p>1387343.126</text:p>
          </table:table-cell>
          <table:table-cell office:value-type="float" office:value="11.642">
            <text:p>11.642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04r_101</text:p>
          </table:table-cell>
          <table:table-cell office:value-type="float" office:value="4912588.484">
            <text:p>4912588.484</text:p>
          </table:table-cell>
          <table:table-cell office:value-type="float" office:value="1387353.397">
            <text:p>1387353.397</text:p>
          </table:table-cell>
          <table:table-cell office:value-type="float" office:value="11.765">
            <text:p>11.765</text:p>
          </table:table-cell>
          <table:table-cell office:value-type="string">
            <text:p>f+bb</text:p>
          </table:table-cell>
          <table:table-cell table:number-columns-repeated="1019"/>
        </table:table-row>
        <table:table-row table:style-name="ro1">
          <table:table-cell office:value-type="string">
            <text:p>xs04r_102</text:p>
          </table:table-cell>
          <table:table-cell office:value-type="float" office:value="4912591.721">
            <text:p>4912591.721</text:p>
          </table:table-cell>
          <table:table-cell office:value-type="float" office:value="1387360.458">
            <text:p>1387360.458</text:p>
          </table:table-cell>
          <table:table-cell office:value-type="float" office:value="13.874">
            <text:p>13.874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04r_103</text:p>
          </table:table-cell>
          <table:table-cell office:value-type="float" office:value="4912592.156">
            <text:p>4912592.156</text:p>
          </table:table-cell>
          <table:table-cell office:value-type="float" office:value="1387361.71">
            <text:p>1387361.71</text:p>
          </table:table-cell>
          <table:table-cell office:value-type="float" office:value="13.965">
            <text:p>13.96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04r_104</text:p>
          </table:table-cell>
          <table:table-cell office:value-type="float" office:value="4912592.599">
            <text:p>4912592.599</text:p>
          </table:table-cell>
          <table:table-cell office:value-type="float" office:value="1387362.88">
            <text:p>1387362.88</text:p>
          </table:table-cell>
          <table:table-cell office:value-type="float" office:value="13.93">
            <text:p>13.93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04r_105</text:p>
          </table:table-cell>
          <table:table-cell office:value-type="float" office:value="4912595.035">
            <text:p>4912595.035</text:p>
          </table:table-cell>
          <table:table-cell office:value-type="float" office:value="1387367.724">
            <text:p>1387367.724</text:p>
          </table:table-cell>
          <table:table-cell office:value-type="float" office:value="12.337">
            <text:p>12.337</text:p>
          </table:table-cell>
          <table:table-cell office:value-type="string">
            <text:p>bb</text:p>
          </table:table-cell>
          <table:table-cell table:number-columns-repeated="1019"/>
        </table:table-row>
        <table:table-row table:style-name="ro1">
          <table:table-cell office:value-type="string">
            <text:p>xs04r_106</text:p>
          </table:table-cell>
          <table:table-cell office:value-type="float" office:value="4912595.428">
            <text:p>4912595.428</text:p>
          </table:table-cell>
          <table:table-cell office:value-type="float" office:value="1387369.713">
            <text:p>1387369.713</text:p>
          </table:table-cell>
          <table:table-cell office:value-type="float" office:value="12.223">
            <text:p>12.223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07</text:p>
          </table:table-cell>
          <table:table-cell office:value-type="float" office:value="4912596.796">
            <text:p>4912596.796</text:p>
          </table:table-cell>
          <table:table-cell office:value-type="float" office:value="1387372.823">
            <text:p>1387372.823</text:p>
          </table:table-cell>
          <table:table-cell office:value-type="float" office:value="12.153">
            <text:p>12.153</text:p>
          </table:table-cell>
          <table:table-cell office:value-type="string">
            <text:p>re</text:p>
          </table:table-cell>
          <table:table-cell table:number-columns-repeated="1019"/>
        </table:table-row>
        <table:table-row table:style-name="ro1">
          <table:table-cell office:value-type="string">
            <text:p>xs04r_108</text:p>
          </table:table-cell>
          <table:table-cell office:value-type="float" office:value="4912598.243">
            <text:p>4912598.243</text:p>
          </table:table-cell>
          <table:table-cell office:value-type="float" office:value="1387376.42">
            <text:p>1387376.42</text:p>
          </table:table-cell>
          <table:table-cell office:value-type="float" office:value="12.232">
            <text:p>12.232</text:p>
          </table:table-cell>
          <table:table-cell office:value-type="string">
            <text:p>cl</text:p>
          </table:table-cell>
          <table:table-cell table:number-columns-repeated="1019"/>
        </table:table-row>
        <table:table-row table:style-name="ro1">
          <table:table-cell office:value-type="string">
            <text:p>xs04r_109</text:p>
          </table:table-cell>
          <table:table-cell office:value-type="float" office:value="4912599.438">
            <text:p>4912599.438</text:p>
          </table:table-cell>
          <table:table-cell office:value-type="float" office:value="1387378.953">
            <text:p>1387378.953</text:p>
          </table:table-cell>
          <table:table-cell office:value-type="float" office:value="12.139">
            <text:p>12.139</text:p>
          </table:table-cell>
          <table:table-cell office:value-type="string">
            <text:p>XS04_E-XS04_S</text:p>
          </table:table-cell>
          <table:table-cell table:number-columns-repeated="1019"/>
        </table:table-row>
        <table:table-row table:style-name="ro1">
          <table:table-cell office:value-type="string">
            <text:p>xs04r_110</text:p>
          </table:table-cell>
          <table:table-cell office:value-type="float" office:value="4912605.041">
            <text:p>4912605.041</text:p>
          </table:table-cell>
          <table:table-cell office:value-type="float" office:value="1387392.061">
            <text:p>1387392.061</text:p>
          </table:table-cell>
          <table:table-cell office:value-type="float" office:value="11.975">
            <text:p>11.975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11</text:p>
          </table:table-cell>
          <table:table-cell office:value-type="float" office:value="4912610.782">
            <text:p>4912610.782</text:p>
          </table:table-cell>
          <table:table-cell office:value-type="float" office:value="1387406.102">
            <text:p>1387406.102</text:p>
          </table:table-cell>
          <table:table-cell office:value-type="float" office:value="11.065">
            <text:p>11.065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12</text:p>
          </table:table-cell>
          <table:table-cell office:value-type="float" office:value="4912614.125">
            <text:p>4912614.125</text:p>
          </table:table-cell>
          <table:table-cell office:value-type="float" office:value="1387414.19">
            <text:p>1387414.19</text:p>
          </table:table-cell>
          <table:table-cell office:value-type="float" office:value="10.242">
            <text:p>10.242</text:p>
          </table:table-cell>
          <table:table-cell office:value-type="string">
            <text:p>tb rvr</text:p>
          </table:table-cell>
          <table:table-cell table:number-columns-repeated="1019"/>
        </table:table-row>
        <table:table-row table:style-name="ro1">
          <table:table-cell office:value-type="string">
            <text:p>xs04r_113</text:p>
          </table:table-cell>
          <table:table-cell office:value-type="float" office:value="4912623.759">
            <text:p>4912623.759</text:p>
          </table:table-cell>
          <table:table-cell office:value-type="float" office:value="1387412.123">
            <text:p>1387412.123</text:p>
          </table:table-cell>
          <table:table-cell office:value-type="float" office:value="10.116">
            <text:p>10.116</text:p>
          </table:table-cell>
          <table:table-cell office:value-type="string">
            <text:p>tb for bank grade</text:p>
          </table:table-cell>
          <table:table-cell table:number-columns-repeated="1019"/>
        </table:table-row>
        <table:table-row table:style-name="ro1">
          <table:table-cell office:value-type="string">
            <text:p>xs24r_bw1</text:p>
          </table:table-cell>
          <table:table-cell office:value-type="float" office:value="4917039.64">
            <text:p>4917039.64</text:p>
          </table:table-cell>
          <table:table-cell office:value-type="float" office:value="1386611.428">
            <text:p>1386611.428</text:p>
          </table:table-cell>
          <table:table-cell office:value-type="float" office:value="10.625">
            <text:p>10.625</text:p>
          </table:table-cell>
          <table:table-cell office:value-type="string">
            <text:p>bb+g</text:p>
          </table:table-cell>
          <table:table-cell table:number-columns-repeated="1019"/>
        </table:table-row>
        <table:table-row table:style-name="ro1">
          <table:table-cell office:value-type="string">
            <text:p>xs24r_bw2</text:p>
          </table:table-cell>
          <table:table-cell office:value-type="float" office:value="4917043.604">
            <text:p>4917043.604</text:p>
          </table:table-cell>
          <table:table-cell office:value-type="float" office:value="1386619.836">
            <text:p>1386619.836</text:p>
          </table:table-cell>
          <table:table-cell office:value-type="float" office:value="10.206">
            <text:p>10.206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3</text:p>
          </table:table-cell>
          <table:table-cell office:value-type="float" office:value="4917046.239">
            <text:p>4917046.239</text:p>
          </table:table-cell>
          <table:table-cell office:value-type="float" office:value="1386624.507">
            <text:p>1386624.507</text:p>
          </table:table-cell>
          <table:table-cell office:value-type="float" office:value="10.176">
            <text:p>10.176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4</text:p>
          </table:table-cell>
          <table:table-cell office:value-type="float" office:value="4917048.803">
            <text:p>4917048.803</text:p>
          </table:table-cell>
          <table:table-cell office:value-type="float" office:value="1386631.565">
            <text:p>1386631.565</text:p>
          </table:table-cell>
          <table:table-cell office:value-type="float" office:value="10.115">
            <text:p>10.115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5</text:p>
          </table:table-cell>
          <table:table-cell office:value-type="float" office:value="4917054.466">
            <text:p>4917054.466</text:p>
          </table:table-cell>
          <table:table-cell office:value-type="float" office:value="1386641.428">
            <text:p>1386641.428</text:p>
          </table:table-cell>
          <table:table-cell office:value-type="float" office:value="9.297">
            <text:p>9.297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6</text:p>
          </table:table-cell>
          <table:table-cell office:value-type="float" office:value="4917063.42">
            <text:p>4917063.42</text:p>
          </table:table-cell>
          <table:table-cell office:value-type="float" office:value="1386660.859">
            <text:p>1386660.859</text:p>
          </table:table-cell>
          <table:table-cell office:value-type="float" office:value="8.444">
            <text:p>8.444</text:p>
          </table:table-cell>
          <table:table-cell office:value-type="string">
            <text:p>wtr</text:p>
          </table:table-cell>
          <table:table-cell table:number-columns-repeated="1019"/>
        </table:table-row>
        <table:table-row table:style-name="ro1">
          <table:table-cell office:value-type="string">
            <text:p>xs24r_bw7</text:p>
          </table:table-cell>
          <table:table-cell office:value-type="float" office:value="4917065.971">
            <text:p>4917065.971</text:p>
          </table:table-cell>
          <table:table-cell office:value-type="float" office:value="1386665.913">
            <text:p>1386665.913</text:p>
          </table:table-cell>
          <table:table-cell office:value-type="float" office:value="8.123">
            <text:p>8.123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8</text:p>
          </table:table-cell>
          <table:table-cell office:value-type="float" office:value="4917067.538">
            <text:p>4917067.538</text:p>
          </table:table-cell>
          <table:table-cell office:value-type="float" office:value="1386669.762">
            <text:p>1386669.762</text:p>
          </table:table-cell>
          <table:table-cell office:value-type="float" office:value="7.827">
            <text:p>7.827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9</text:p>
          </table:table-cell>
          <table:table-cell office:value-type="float" office:value="4917070.336">
            <text:p>4917070.336</text:p>
          </table:table-cell>
          <table:table-cell office:value-type="float" office:value="1386674.692">
            <text:p>1386674.692</text:p>
          </table:table-cell>
          <table:table-cell office:value-type="float" office:value="8.08">
            <text:p>8.08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0</text:p>
          </table:table-cell>
          <table:table-cell office:value-type="float" office:value="4917072.498">
            <text:p>4917072.498</text:p>
          </table:table-cell>
          <table:table-cell office:value-type="float" office:value="1386679.512">
            <text:p>1386679.512</text:p>
          </table:table-cell>
          <table:table-cell office:value-type="float" office:value="7.843">
            <text:p>7.843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1</text:p>
          </table:table-cell>
          <table:table-cell office:value-type="float" office:value="4917074.304">
            <text:p>4917074.304</text:p>
          </table:table-cell>
          <table:table-cell office:value-type="float" office:value="1386683.086">
            <text:p>1386683.086</text:p>
          </table:table-cell>
          <table:table-cell office:value-type="float" office:value="7.634">
            <text:p>7.634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2</text:p>
          </table:table-cell>
          <table:table-cell office:value-type="float" office:value="4917078.082">
            <text:p>4917078.082</text:p>
          </table:table-cell>
          <table:table-cell office:value-type="float" office:value="1386687.141">
            <text:p>1386687.141</text:p>
          </table:table-cell>
          <table:table-cell office:value-type="float" office:value="7.619">
            <text:p>7.619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3</text:p>
          </table:table-cell>
          <table:table-cell office:value-type="float" office:value="4917080.06">
            <text:p>4917080.06</text:p>
          </table:table-cell>
          <table:table-cell office:value-type="float" office:value="1386694.534">
            <text:p>1386694.534</text:p>
          </table:table-cell>
          <table:table-cell office:value-type="float" office:value="7.969">
            <text:p>7.969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4</text:p>
          </table:table-cell>
          <table:table-cell office:value-type="float" office:value="4917081.272">
            <text:p>4917081.272</text:p>
          </table:table-cell>
          <table:table-cell office:value-type="float" office:value="1386697.034">
            <text:p>1386697.034</text:p>
          </table:table-cell>
          <table:table-cell office:value-type="float" office:value="7.515">
            <text:p>7.515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5r_bw1</text:p>
          </table:table-cell>
          <table:table-cell office:value-type="float" office:value="4917023.898">
            <text:p>4917023.898</text:p>
          </table:table-cell>
          <table:table-cell office:value-type="float" office:value="1386181.461">
            <text:p>1386181.461</text:p>
          </table:table-cell>
          <table:table-cell office:value-type="float" office:value="14.184">
            <text:p>14.184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2</text:p>
          </table:table-cell>
          <table:table-cell office:value-type="float" office:value="4917032.949">
            <text:p>4917032.949</text:p>
          </table:table-cell>
          <table:table-cell office:value-type="float" office:value="1386191.712">
            <text:p>1386191.712</text:p>
          </table:table-cell>
          <table:table-cell office:value-type="float" office:value="14.436">
            <text:p>14.436</text:p>
          </table:table-cell>
          <table:table-cell office:value-type="string">
            <text:p>f+bb</text:p>
          </table:table-cell>
          <table:table-cell table:number-columns-repeated="1019"/>
        </table:table-row>
        <table:table-row table:style-name="ro1">
          <table:table-cell office:value-type="string">
            <text:p>xs25r_bw3</text:p>
          </table:table-cell>
          <table:table-cell office:value-type="float" office:value="4917039.291">
            <text:p>4917039.291</text:p>
          </table:table-cell>
          <table:table-cell office:value-type="float" office:value="1386199.382">
            <text:p>1386199.382</text:p>
          </table:table-cell>
          <table:table-cell office:value-type="float" office:value="17.256">
            <text:p>17.256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25r_bw4</text:p>
          </table:table-cell>
          <table:table-cell office:value-type="float" office:value="4917039.933">
            <text:p>4917039.933</text:p>
          </table:table-cell>
          <table:table-cell office:value-type="float" office:value="1386200.2">
            <text:p>1386200.2</text:p>
          </table:table-cell>
          <table:table-cell office:value-type="float" office:value="17.297">
            <text:p>17.29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5</text:p>
          </table:table-cell>
          <table:table-cell office:value-type="float" office:value="4917040.758">
            <text:p>4917040.758</text:p>
          </table:table-cell>
          <table:table-cell office:value-type="float" office:value="1386201.147">
            <text:p>1386201.147</text:p>
          </table:table-cell>
          <table:table-cell office:value-type="float" office:value="17.236">
            <text:p>17.236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25r_bw6</text:p>
          </table:table-cell>
          <table:table-cell office:value-type="float" office:value="4917044.521">
            <text:p>4917044.521</text:p>
          </table:table-cell>
          <table:table-cell office:value-type="float" office:value="1386205.588">
            <text:p>1386205.588</text:p>
          </table:table-cell>
          <table:table-cell office:value-type="float" office:value="14.914">
            <text:p>14.914</text:p>
          </table:table-cell>
          <table:table-cell office:value-type="string">
            <text:p>bb+f</text:p>
          </table:table-cell>
          <table:table-cell table:number-columns-repeated="1019"/>
        </table:table-row>
        <table:table-row table:style-name="ro1">
          <table:table-cell office:value-type="string">
            <text:p>xs25r_bw7</text:p>
          </table:table-cell>
          <table:table-cell office:value-type="float" office:value="4917057.786">
            <text:p>4917057.786</text:p>
          </table:table-cell>
          <table:table-cell office:value-type="float" office:value="1386221.265">
            <text:p>1386221.265</text:p>
          </table:table-cell>
          <table:table-cell office:value-type="float" office:value="14.945">
            <text:p>14.94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8</text:p>
          </table:table-cell>
          <table:table-cell office:value-type="float" office:value="4917065.757">
            <text:p>4917065.757</text:p>
          </table:table-cell>
          <table:table-cell office:value-type="float" office:value="1386230.337">
            <text:p>1386230.337</text:p>
          </table:table-cell>
          <table:table-cell office:value-type="float" office:value="14.526">
            <text:p>14.526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9</text:p>
          </table:table-cell>
          <table:table-cell office:value-type="float" office:value="4917069.867">
            <text:p>4917069.867</text:p>
          </table:table-cell>
          <table:table-cell office:value-type="float" office:value="1386234.416">
            <text:p>1386234.416</text:p>
          </table:table-cell>
          <table:table-cell office:value-type="float" office:value="13.802">
            <text:p>13.802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0</text:p>
          </table:table-cell>
          <table:table-cell office:value-type="float" office:value="4917073.166">
            <text:p>4917073.166</text:p>
          </table:table-cell>
          <table:table-cell office:value-type="float" office:value="1386239.605">
            <text:p>1386239.605</text:p>
          </table:table-cell>
          <table:table-cell office:value-type="float" office:value="12.738">
            <text:p>12.738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1</text:p>
          </table:table-cell>
          <table:table-cell office:value-type="float" office:value="4917078.882">
            <text:p>4917078.882</text:p>
          </table:table-cell>
          <table:table-cell office:value-type="float" office:value="1386246.457">
            <text:p>1386246.457</text:p>
          </table:table-cell>
          <table:table-cell office:value-type="float" office:value="13.075">
            <text:p>13.07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2</text:p>
          </table:table-cell>
          <table:table-cell office:value-type="float" office:value="4917082.358">
            <text:p>4917082.358</text:p>
          </table:table-cell>
          <table:table-cell office:value-type="float" office:value="1386250.607">
            <text:p>1386250.607</text:p>
          </table:table-cell>
          <table:table-cell office:value-type="float" office:value="13.03">
            <text:p>13.03</text:p>
          </table:table-cell>
          <table:table-cell office:value-type="string">
            <text:p>so+f</text:p>
          </table:table-cell>
          <table:table-cell table:number-columns-repeated="1019"/>
        </table:table-row>
        <table:table-row table:style-name="ro1">
          <table:table-cell office:value-type="string">
            <text:p>xs25r_bw13</text:p>
          </table:table-cell>
          <table:table-cell office:value-type="float" office:value="4917090.257">
            <text:p>4917090.257</text:p>
          </table:table-cell>
          <table:table-cell office:value-type="float" office:value="1386258.608">
            <text:p>1386258.608</text:p>
          </table:table-cell>
          <table:table-cell office:value-type="float" office:value="12.258">
            <text:p>12.258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4</text:p>
          </table:table-cell>
          <table:table-cell office:value-type="float" office:value="4917100.516">
            <text:p>4917100.516</text:p>
          </table:table-cell>
          <table:table-cell office:value-type="float" office:value="1386270.713">
            <text:p>1386270.713</text:p>
          </table:table-cell>
          <table:table-cell office:value-type="float" office:value="13.057">
            <text:p>13.05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5</text:p>
          </table:table-cell>
          <table:table-cell office:value-type="float" office:value="4917112.773">
            <text:p>4917112.773</text:p>
          </table:table-cell>
          <table:table-cell office:value-type="float" office:value="1386285.326">
            <text:p>1386285.326</text:p>
          </table:table-cell>
          <table:table-cell office:value-type="float" office:value="14.296">
            <text:p>14.296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6</text:p>
          </table:table-cell>
          <table:table-cell office:value-type="float" office:value="4917119.711">
            <text:p>4917119.711</text:p>
          </table:table-cell>
          <table:table-cell office:value-type="float" office:value="1386294.01">
            <text:p>1386294.01</text:p>
          </table:table-cell>
          <table:table-cell office:value-type="float" office:value="14.655">
            <text:p>14.65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7</text:p>
          </table:table-cell>
          <table:table-cell office:value-type="float" office:value="4917124.78">
            <text:p>4917124.78</text:p>
          </table:table-cell>
          <table:table-cell office:value-type="float" office:value="1386300.071">
            <text:p>1386300.071</text:p>
          </table:table-cell>
          <table:table-cell office:value-type="float" office:value="14.367">
            <text:p>14.36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8</text:p>
          </table:table-cell>
          <table:table-cell office:value-type="float" office:value="4917131.155">
            <text:p>4917131.155</text:p>
          </table:table-cell>
          <table:table-cell office:value-type="float" office:value="1386307.18">
            <text:p>1386307.18</text:p>
          </table:table-cell>
          <table:table-cell office:value-type="float" office:value="13.548">
            <text:p>13.548</text:p>
          </table:table-cell>
          <table:table-cell office:value-type="string">
            <text:p>tb rvr</text:p>
          </table:table-cell>
          <table:table-cell table:number-columns-repeated="1019"/>
        </table:table-row>
        <table:table-row table:style-name="ro1">
          <table:table-cell office:value-type="string">
            <text:p>xs27r_bw1</text:p>
          </table:table-cell>
          <table:table-cell office:value-type="float" office:value="4917753.437">
            <text:p>4917753.437</text:p>
          </table:table-cell>
          <table:table-cell office:value-type="float" office:value="1386109.009">
            <text:p>1386109.009</text:p>
          </table:table-cell>
          <table:table-cell office:value-type="float" office:value="11.478">
            <text:p>11.478</text:p>
          </table:table-cell>
          <table:table-cell office:value-type="string">
            <text:p>bb+g</text:p>
          </table:table-cell>
          <table:table-cell table:number-columns-repeated="1019"/>
        </table:table-row>
        <table:table-row table:style-name="ro1">
          <table:table-cell office:value-type="string">
            <text:p>xs27r_bw2</text:p>
          </table:table-cell>
          <table:table-cell office:value-type="float" office:value="4917758.311">
            <text:p>4917758.311</text:p>
          </table:table-cell>
          <table:table-cell office:value-type="float" office:value="1386109.788">
            <text:p>1386109.788</text:p>
          </table:table-cell>
          <table:table-cell office:value-type="float" office:value="10.727">
            <text:p>10.727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3</text:p>
          </table:table-cell>
          <table:table-cell office:value-type="float" office:value="4917767.284">
            <text:p>4917767.284</text:p>
          </table:table-cell>
          <table:table-cell office:value-type="float" office:value="1386110.711">
            <text:p>1386110.711</text:p>
          </table:table-cell>
          <table:table-cell office:value-type="float" office:value="9.809">
            <text:p>9.809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4</text:p>
          </table:table-cell>
          <table:table-cell office:value-type="float" office:value="4917774.672">
            <text:p>4917774.672</text:p>
          </table:table-cell>
          <table:table-cell office:value-type="float" office:value="1386111.83">
            <text:p>1386111.83</text:p>
          </table:table-cell>
          <table:table-cell office:value-type="float" office:value="9.153">
            <text:p>9.153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5</text:p>
          </table:table-cell>
          <table:table-cell office:value-type="float" office:value="4917780.77">
            <text:p>4917780.77</text:p>
          </table:table-cell>
          <table:table-cell office:value-type="float" office:value="1386112.632">
            <text:p>1386112.632</text:p>
          </table:table-cell>
          <table:table-cell office:value-type="float" office:value="8.965">
            <text:p>8.965</text:p>
          </table:table-cell>
          <table:table-cell office:value-type="string">
            <text:p>wtr</text:p>
          </table:table-cell>
          <table:table-cell table:number-columns-repeated="1019"/>
        </table:table-row>
      </table:table>
      <table:table table:name="Sheet3" table:style-name="ta1" table:print="false">
        <table:table-column table:style-name="co2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hours number:style="long"/>
      <number:text>:</number:text>
      <number:minutes number:style="long"/>
      <number:text>:</number:text>
      <number:seconds number:style="long" number:decimal-places="3"/>
      <number:text>. </number:text>
      <number:am-pm/>
    </number:time-style>
    <number:number-style style:name="N107">
      <number:number number:decimal-places="3"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Taylor</meta:initial-creator>
    <meta:creation-date>2017-11-23T09:34:45</meta:creation-date>
    <dc:date>2017-11-23T11:07:13</dc:date>
    <dc:creator>Steve Taylor</dc:creator>
    <meta:editing-duration>PT26M9S</meta:editing-duration>
    <meta:editing-cycles>3</meta:editing-cycles>
    <meta:generator>OpenOffice/4.1.4$Unix OpenOffice.org_project/414m5$Build-9788</meta:generator>
    <meta:document-statistic meta:table-count="3" meta:cell-count="360" meta:object-count="0"/>
  </office:meta>
</office:document-meta>
</file>